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id="id1" draw:layer="layout" svg:width="2.853cm" svg:height="1.364cm" svg:x="4.156cm" svg:y="1.816cm">
          <text:p text:style-name="P1"><text:span text:style-name="T1">Mark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14cm" svg:height="1.86cm" svg:x="12.56cm" svg:y="3.2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14cm" svg:height="1.86cm" svg:x="12.96cm" svg:y="3.5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14cm" svg:height="1.86cm" svg:x="13.46cm" svg:y="3.9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14cm" svg:height="1.86cm" svg:x="13.86cm" svg:y="4.311cm">
          <text:p text:style-name="P2">Chin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3cm" svg:height="1.364cm" svg:x="2.057cm" svg:y="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853cm" svg:height="1.364cm" svg:x="6.157cm" svg:y="3.816cm">
          <text:p text:style-name="P1"><text:span text:style-name="T1">Emerging</text:span></text:p>
          <text:p text:style-name="P1"><text:span text:style-name="T1">mark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4.25cm" svg:height="2.131cm" svg:x="2.519cm" svg:y="10.992cm">
          <text:p text:style-name="P1"><text:span text:style-name="T1">Newly </text:span></text:p>
          <text:p text:style-name="P1"><text:span text:style-name="T1">industrialized </text:span></text:p>
          <text:p text:style-name="P1"><text:span text:style-name="T1">countri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853cm" svg:height="1.364cm" svg:x="2.058cm" svg:y="3.816cm">
          <text:p text:style-name="P1"><text:span text:style-name="T1">European</text:span></text:p>
          <text:p text:style-name="P1"><text:span text:style-name="T1">mark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4" draw:layer="layout" svg:width="3.94cm" svg:height="1.852cm" svg:x="2.688cm" svg:y="7.719cm">
          <text:p text:style-name="P3"><text:span text:style-name="T1">Developing</text:span></text:p>
          <text:p text:style-name="P3"><text:span text:style-name="T1">count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379cm" svg:height="4.193cm" svg:x="10.625cm" svg:y="2.3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3.514cm" svg:height="1.86cm" svg:x="10.361cm" svg:y="10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14cm" svg:height="1.86cm" svg:x="10.761cm" svg:y="10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14cm" svg:height="1.86cm" svg:x="11.261cm" svg:y="11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14cm" svg:height="1.86cm" svg:x="11.661cm" svg:y="11.512cm">
          <text:p text:style-name="P2">Indi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79cm" svg:height="4.193cm" svg:x="8.426cm" svg:y="9.5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2" draw:layer="layout" draw:type="line" svg:x1="5.582cm" svg:y1="3.18cm" svg:x2="3.484cm" svg:y2="3.816cm" draw:start-shape="id1" draw:start-glue-point="2" draw:end-shape="id2" draw:end-glue-point="0" svg:d="m5582 3180-2098 636">
          <text:p/>
        </draw:connector>
        <draw:connector draw:style-name="gr4" draw:text-style-name="P2" draw:layer="layout" draw:type="line" svg:x1="5.582cm" svg:y1="3.18cm" svg:x2="7.583cm" svg:y2="3.816cm" draw:start-shape="id1" draw:start-glue-point="2" draw:end-shape="id3" draw:end-glue-point="0" svg:d="m5582 3180 2001 636">
          <text:p/>
        </draw:connector>
        <draw:connector draw:style-name="gr4" draw:text-style-name="P2" draw:layer="layout" draw:type="line" svg:x1="4.658cm" svg:y1="9.571cm" svg:x2="4.644cm" svg:y2="10.992cm" draw:start-shape="id4" draw:start-glue-point="2" draw:end-shape="id5" draw:end-glue-point="0" svg:d="m4658 9571-14 1421">
          <text:p/>
        </draw:connector>
        <draw:connector draw:style-name="gr5" draw:text-style-name="P2" draw:layer="layout" draw:type="curve" svg:x1="7.583cm" svg:y1="5.18cm" svg:x2="6.769cm" svg:y2="12.057cm" draw:start-shape="id3" draw:start-glue-point="2" draw:end-shape="id5" draw:end-glue-point="1" svg:d="m7583 5180c0 4585-271 6877-814 6877">
          <text:p/>
        </draw:connector>
        <draw:frame draw:style-name="gr6" draw:text-style-name="P4" draw:layer="layout" svg:width="6.183cm" svg:height="1.991cm" svg:x="11.864cm" svg:y="6.79cm">
          <draw:text-box>
            <text:p text:style-name="P4"><text:span text:style-name="T1">area=9,596,961 sq km</text:span></text:p>
            <text:p text:style-name="P4"><text:span text:style-name="T1">population=1.3 billion</text:span></text:p>
            <text:p text:style-name="P4"><text:span text:style-name="T1">gdp=$8.7 trillion</text:span></text:p>
          </draw:text-box>
        </draw:frame>
        <draw:frame draw:style-name="gr6" draw:text-style-name="P4" draw:layer="layout" svg:width="5.988cm" svg:height="2.571cm" svg:x="10.864cm" svg:y="14.391cm">
          <draw:text-box>
            <text:p text:style-name="P4"><text:span text:style-name="T1">area=3287263sq km</text:span></text:p>
            <text:p text:style-name="P4"><text:span text:style-name="T1">population=1.1 billion</text:span></text:p>
            <text:p text:style-name="P4"><text:span text:style-name="T1">gdp=$3.57 trillion</text:span></text:p>
            <text:p text:style-name="P4"><text:span text:style-name="T1"/></text:p>
          </draw:text-box>
        </draw:frame>
        <draw:frame draw:style-name="gr7" draw:text-style-name="P4" draw:layer="layout" svg:width="2.894cm" svg:height="0.831cm" svg:x="8.016cm" svg:y="7.339cm">
          <draw:text-box>
            <text:p><text:span text:style-name="T1">sim=0.8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13:12:10</meta:creation-date>
    <dc:date>2012-05-25T13:42:54</dc:date>
    <meta:editing-duration>PT00H03M03S</meta:editing-duration>
    <meta:editing-cycles>2</meta:editing-cycles>
    <meta:generator>OpenOffice.org/3.0$Linux OpenOffice.org_project/300m15$Build-9379</meta:gener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